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789cm"/>
    </style:style>
    <style:style style:name="Table1.B" style:family="table-column">
      <style:table-column-properties style:column-width="12.224cm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style:font-name="serif" fo:font-size="17.25pt"/>
    </style:style>
    <style:style style:name="P3" style:family="paragraph" style:parent-style-name="Standard">
      <style:paragraph-properties style:writing-mode="lr-tb"/>
      <style:text-properties style:font-name="serif" fo:font-size="12pt"/>
    </style:style>
    <style:style style:name="P4" style:family="paragraph" style:parent-style-name="Standard">
      <style:paragraph-properties style:writing-mode="lr-tb"/>
      <style:text-properties style:font-name="serif" fo:font-size="12pt" officeooo:paragraph-rsid="0008c1a2"/>
    </style:style>
    <style:style style:name="P5" style:family="paragraph" style:parent-style-name="Table_20_Contents" style:list-style-name="L1">
      <style:text-properties officeooo:rsid="00099d0b" officeooo:paragraph-rsid="00099d0b"/>
    </style:style>
    <style:style style:name="P6" style:family="paragraph" style:parent-style-name="Table_20_Contents" style:list-style-name="L2">
      <style:text-properties officeooo:rsid="00099d0b" officeooo:paragraph-rsid="000ba94e"/>
    </style:style>
    <style:style style:name="P7" style:family="paragraph" style:parent-style-name="Table_20_Contents" style:list-style-name="L1">
      <style:text-properties officeooo:paragraph-rsid="0008c1a2"/>
    </style:style>
    <style:style style:name="P8" style:family="paragraph" style:parent-style-name="Table_20_Contents" style:list-style-name="L2">
      <style:text-properties officeooo:rsid="000ba94e" officeooo:paragraph-rsid="000ba94e"/>
    </style:style>
    <style:style style:name="P9" style:family="paragraph" style:parent-style-name="Table_20_Contents" style:list-style-name="L3">
      <style:text-properties officeooo:rsid="000ba94e" officeooo:paragraph-rsid="000ba94e"/>
    </style:style>
    <style:style style:name="P10" style:family="paragraph" style:parent-style-name="Table_20_Contents" style:list-style-name="L3">
      <style:text-properties officeooo:rsid="000d7ade" officeooo:paragraph-rsid="000d7ade"/>
    </style:style>
    <style:style style:name="T1" style:family="text">
      <style:text-properties style:font-name="serif" fo:font-size="12pt"/>
    </style:style>
    <style:style style:name="T2" style:family="text">
      <style:text-properties officeooo:rsid="0008c1a2"/>
    </style:style>
    <style:style style:name="T3" style:family="text">
      <style:text-properties officeooo:rsid="00099d0b"/>
    </style:style>
    <style:style style:name="T4" style:family="text">
      <style:text-properties officeooo:rsid="000a0d26"/>
    </style:style>
    <style:style style:name="T5" style:family="text">
      <style:text-properties officeooo:rsid="000ba94e"/>
    </style:style>
    <style:style style:name="T6" style:family="text">
      <style:text-properties officeooo:rsid="000d7a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page97R_mcid0"/>CSC3003S Capstone Project — Stage One</text:p>
      <text:p text:style-name="Text_20_body"/>
      <table:table table:name="Table1" table:style-name="Table1">
        <table:table-column table:style-name="Table1.A"/>
        <table:table-column table:style-name="Table1.B"/>
        <table:table-row table:style-name="TableLine94486644545472">
          <table:table-cell table:style-name="Table1.A1" office:value-type="string">
            <text:p text:style-name="P1"><text:bookmark text:name="page97R_mcid31"/><text:span text:style-name="T1">Project Abbreviation and </text:span><text:line-break/><text:span text:style-name="T1">Name</text:span></text:p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486644545472">
          <table:table-cell table:style-name="Table1.A1" office:value-type="string">
            <text:p text:style-name="P1"><text:bookmark text:name="page97R_mcid33"/><text:span text:style-name="T1">Client/Supervisor</text:span> <text:span text:style-name="T1">+ </text:span><text:line-break/><text:span text:style-name="T1">email</text:span></text:p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486644545472">
          <table:table-cell table:style-name="Table1.A1" office:value-type="string">
            <text:p text:style-name="P3"><text:bookmark text:name="page97R_mcid35"/>Tutor + email</text:p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48664454547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48664454547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48664454547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48664454547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486644545472">
          <table:table-cell table:style-name="Table1.A1" office:value-type="string">
            <text:p text:style-name="P4">Team Leader<text:span text:style-name="T2">(Lunga Tsewu)</text:span></text:p>
          </table:table-cell>
          <table:table-cell table:style-name="Table1.A1" office:value-type="string">
            <text:list xml:id="list4236564981" text:style-name="L1">
              <text:list-item>
                <text:p text:style-name="P7"><text:span text:style-name="T2">Team leader reports to stakeholders, it is also assigned with job of </text:span>Presenting regular progress report<text:span text:style-name="T3">s </text:span><text:span text:style-name="T5">of a project</text:span><text:span text:style-name="T3">.</text:span></text:p>
              </text:list-item>
              <text:list-item>
                <text:p text:style-name="P7">Ensuring that the team adhere to development schedules and deadlines.</text:p>
              </text:list-item>
              <text:list-item>
                <text:p text:style-name="P5">Manages work rate of all team members and report if any problems arise, problems related to proje<text:span text:style-name="T4">ct or team members of the project.</text:span></text:p>
              </text:list-item>
            </text:list>
          </table:table-cell>
        </table:table-row>
        <table:table-row table:style-name="TableLine94486644545472">
          <table:table-cell table:style-name="Table1.A1" office:value-type="string">
            <text:p text:style-name="P3"><text:bookmark text:name="page97R_mcid49"/>Architect<text:span text:style-name="T2">(Kuhle Mxotwa)</text:span></text:p>
            <text:p text:style-name="Table_20_Contents"/>
          </table:table-cell>
          <table:table-cell table:style-name="Table1.A1" office:value-type="string">
            <text:list xml:id="list2122839543" text:style-name="L2">
              <text:list-item>
                <text:p text:style-name="P8">Responsible for monitoring and make product requirements are followed.</text:p>
              </text:list-item>
              <text:list-item>
                <text:p text:style-name="P8">Manages design and the overall blueprint of the product.</text:p>
              </text:list-item>
              <text:list-item>
                <text:p text:style-name="P6">Monitors overall progress of the project and check if goals are being met.</text:p>
              </text:list-item>
              <text:list-item>
                <text:p text:style-name="P8">Monitor development progress reports of project stages and report any problems to the leader.</text:p>
              </text:list-item>
            </text:list>
          </table:table-cell>
        </table:table-row>
        <table:table-row table:style-name="TableLine94486644545472">
          <table:table-cell table:style-name="Table1.A1" office:value-type="string">
            <text:p text:style-name="P3"><text:bookmark text:name="page97R_mcid51"/>Communicator<text:span text:style-name="T2">(Sipho Nkele)</text:span></text:p>
            <text:p text:style-name="Table_20_Contents"/>
          </table:table-cell>
          <table:table-cell table:style-name="Table1.A1" office:value-type="string">
            <text:list xml:id="list905275434" text:style-name="L3">
              <text:list-item>
                <text:p text:style-name="P9">Note all meetings that that will be held by the team with each. other and with stake holders and make sure <text:span text:style-name="T6">all things that are important</text:span> noted down.</text:p>
              </text:list-item>
              <text:list-item>
                <text:p text:style-name="P9">Write schedule and note down tasks given to any group member.</text:p>
              </text:list-item>
              <text:list-item>
                <text:p text:style-name="P10">write project reports and development reports in between stages of the project and those reports are to be delivered to stakeholders.</text:p>
              </text:list-item>
            </text:list>
          </table:table-cell>
        </table:table-row>
        <table:table-row table:style-name="TableLine9448664454547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2T19:35:35.093543747</meta:creation-date>
    <dc:date>2021-08-12T20:27:41.455045279</dc:date>
    <meta:editing-duration>PT6M45S</meta:editing-duration>
    <meta:editing-cycles>1</meta:editing-cycles>
    <meta:document-statistic meta:table-count="1" meta:image-count="0" meta:object-count="0" meta:page-count="1" meta:paragraph-count="17" meta:word-count="189" meta:character-count="1141" meta:non-whitespace-character-count="976"/>
    <meta:generator>LibreOffice/6.4.7.2$Linux_X86_64 LibreOffice_project/40$Build-2</meta:generator>
  </office:meta>
</office:document-meta>
</file>